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3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ngsana New1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Angsana New2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  <style:paragraph-properties style:writing-mode="lr-tb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textarea-vertical-align="middle" fo:min-height="2.095cm"/>
      <style:paragraph-properties style:writing-mode="lr-tb"/>
    </style:style>
    <style:style style:name="pr6" style:family="presentation" style:parent-style-name="Default-outline1">
      <style:graphic-properties fo:min-height="12.102cm"/>
      <style:paragraph-properties style:writing-mode="lr-tb"/>
    </style:style>
    <style:style style:name="pr7" style:family="presentation" style:parent-style-name="Default-notes">
      <style:graphic-properties draw:fill-color="#ffffff" fo:min-height="11.381cm"/>
      <style:paragraph-properties style:writing-mode="lr-tb"/>
    </style:style>
    <style:style style:name="pr8" style:family="presentation" style:parent-style-name="Default-title">
      <style:graphic-properties fo:min-height="2.095cm"/>
      <style:paragraph-properties style:writing-mode="lr-tb"/>
    </style:style>
    <style:style style:name="pr9" style:family="presentation" style:parent-style-name="Default-title" style:list-style-name="L2">
      <style:graphic-properties fo:min-height="2.095cm"/>
      <style:paragraph-properties style:writing-mode="lr-tb"/>
    </style:style>
    <style:style style:name="pr10" style:family="presentation" style:parent-style-name="Default-title">
      <style:graphic-properties fo:min-height="3.049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6" style:family="paragraph">
      <style:paragraph-properties fo:margin-left="0cm" fo:margin-right="0cm" fo:margin-top="1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style:paragraph-properties fo:margin-top="0.51cm" fo:margin-bottom="0cm">
        <style:tab-stops>
          <style:tab-stop style:position="0.95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4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10.048cm"/>
        </style:tab-stops>
      </style:paragraph-properties>
    </style:style>
    <style:style style:name="P15" style:family="paragraph">
      <style:paragraph-properties fo:margin-left="0.952cm" fo:margin-right="0cm" fo:margin-top="0.211cm" fo:margin-bottom="0cm" fo:line-height="100%" fo:text-align="center" fo:text-indent="-0.952cm" style:punctuation-wrap="hanging" style:line-break="strict">
        <style:tab-stops>
          <style:tab-stop style:position="10.048cm"/>
        </style:tab-stops>
      </style:paragraph-properties>
    </style:style>
    <style:style style:name="P16" style:family="paragraph">
      <style:paragraph-properties fo:margin-left="0.952cm" fo:margin-right="0cm" fo:margin-top="0.211cm" fo:margin-bottom="0cm" fo:line-height="100%" fo:text-align="center" fo:text-indent="-0.952cm" style:punctuation-wrap="hanging" style:line-break="strict" style:writing-mode="lr-tb">
        <style:tab-stops>
          <style:tab-stop style:position="10.048cm"/>
        </style:tab-stops>
      </style:paragraph-properties>
      <style:text-properties fo:font-size="36pt" style:text-underline-style="none" style:font-size-asian="36pt" style:font-size-complex="36pt"/>
    </style:style>
    <style:style style:name="P17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7.569cm"/>
        </style:tab-stops>
      </style:paragraph-properties>
    </style:style>
    <style:style style:name="P18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7.134cm"/>
          <style:tab-stop style:position="12.023cm"/>
          <style:tab-stop style:position="14.971cm"/>
        </style:tab-stops>
      </style:paragraph-properties>
    </style:style>
    <style:style style:name="P19" style:family="paragraph">
      <style:paragraph-properties style:writing-mode="lr-tb"/>
      <style:text-properties style:font-name="Liberation Mono1" fo:font-size="22pt" style:font-size-asian="22pt" style:font-size-complex="22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4" style:family="text">
      <style:text-properties fo:color="#000080" fo:font-size="26pt" fo:language="en" fo:country="US" fo:font-style="italic" style:text-underline-style="solid" style:text-underline-width="auto" style:text-underline-color="font-color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5" style:family="text">
      <style:text-properties fo:color="#000080"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80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8" style:family="text">
      <style:text-properties fo:font-size="32pt" fo:font-style="italic" style:text-underline-style="none" style:font-size-asian="32pt" style:font-style-asian="italic" style:font-size-complex="32pt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color="#808080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Liberation Mono1"/>
    </style:style>
    <style:style style:name="T13" style:family="text">
      <style:text-properties fo:color="#000080" style:font-name="Liberation Mono1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80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solid" style:text-underline-width="auto" style:text-underline-color="font-color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font-style="normal" fo:text-shadow="none" style:text-underline-style="none" fo:font-weight="normal" fo:background-color="transparent" style:font-name-asian="Arial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none"/>
    </style:style>
    <style:style style:name="T20" style:family="text">
      <style:text-properties fo:color="#000080" style:font-name="Liberation Mono1" fo:font-weight="bold" style:font-weight-asian="bold" style:font-weight-complex="bold"/>
    </style:style>
    <style:style style:name="T21" style:family="text">
      <style:text-properties fo:color="#000080" style:font-name="Times New Roman1" fo:font-size="32pt" fo:font-style="italic" style:font-size-asian="32pt" style:font-style-asian="italic" style:font-size-complex="32pt" style:font-style-complex="italic"/>
    </style:style>
    <style:style style:name="T22" style:family="text">
      <style:text-properties style:font-name="Liberation Mono1" fo:font-size="22pt" style:font-size-asian="22pt" style:font-size-complex="22pt"/>
    </style:style>
    <style:style style:name="T23" style:family="text">
      <style:text-properties fo:color="#000080" style:font-name="Liberation Mono1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c9211e" style:font-name="Liberation Mono1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c9211e" style:font-name="Liberation Mono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6" style:family="text">
      <style:text-properties fo:color="#c9211e" style:font-name="Liberation Mono1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Liberation Mono1" fo:font-size="22pt" style:font-size-asian="22pt" style:font-size-complex="22pt"/>
    </style:style>
    <style:style style:name="T28" style:family="text">
      <style:text-properties fo:color="#000000" style:font-name="Liberation Mono1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0000" style:font-name="Liberation Mono1" fo:font-size="22pt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view of Agile Values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According to the Agile Alliance</text:p>
            <text:p/>
            <text:p><text:span text:style-name="T2">They should know... they invented it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Agile Values</text:span></text:p>
              </text:list-header>
            </text:list>
          </draw:text-box>
        </draw:frame>
        <draw:frame presentation:style-name="pr4" draw:text-style-name="P2" draw:layer="layout" svg:width="23.368cm" svg:height="12.401cm" svg:x="1.524cm" svg:y="3.888cm" presentation:class="outline" presentation:user-transformed="true">
          <draw:text-box>
            <text:p text:style-name="P5"><text:span text:style-name="T3">Agile developers value ...</text:span></text:p>
            <text:p text:style-name="P6"><text:span text:style-name="T4"><text:s text:c="28"/></text:span><text:span text:style-name="T5"><text:s/></text:span><text:span text:style-name="T5">over processes and tools</text:span></text:p>
            <text:p text:style-name="P6"><text:span text:style-name="T4"><text:s text:c="28"/></text:span><text:span text:style-name="T5"><text:s/></text:span><text:span text:style-name="T5">over comprehensive documentation</text:span></text:p>
            <text:p text:style-name="P6"><text:span text:style-name="T4"><text:s text:c="28"/></text:span><text:span text:style-name="T5"><text:s/></text:span><text:span text:style-name="T5">over contract negotiation</text:span></text:p>
            <text:p text:style-name="P6"><text:span text:style-name="T4"><text:s text:c="28"/></text:span><text:span text:style-name="T5"><text:s/></text:span><text:span text:style-name="T5">over following a plan</text:span></text:p>
            <text:list text:style-name="L3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draw:frame presentation:style-name="pr5" draw:text-style-name="P8" draw:layer="layout" svg:width="21.956cm" svg:height="2.355cm" svg:x="1.698cm" svg:y="0.722cm" presentation:class="title" presentation:user-transformed="true">
          <draw:text-box>
            <text:p>What's the Top Priority?</text:p>
          </draw:text-box>
        </draw:frame>
        <draw:frame presentation:style-name="pr6" draw:text-style-name="P10" draw:layer="layout" svg:width="21.956cm" svg:height="12.352cm" svg:x="1.874cm" svg:y="3.889cm" presentation:class="outline">
          <draw:text-box>
            <text:list text:style-name="L2">
              <text:list-item>
                <text:p text:style-name="P9"><text:span text:style-name="T6">Our highest priority is to </text:span><text:span text:style-name="T7"><text:s text:c="29"/></text:span></text:p>
              </text:list-item>
              <text:list-item>
                <text:p text:style-name="P9"><text:span text:style-name="T6"><text:s/></text:span><text:span text:style-name="T6">through early and continuous delivery </text:span></text:p>
              </text:list-item>
              <text:list-item>
                <text:p text:style-name="P9"><text:span text:style-name="T6">of </text:span><text:span text:style-name="T7"><text:s text:c="35"/>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text-style-name="P8" draw:layer="layout" svg:width="21.956cm" svg:height="2.355cm" svg:x="1.698cm" svg:y="0.722cm" presentation:class="title" presentation:user-transformed="true">
          <draw:text-box>
            <text:p>How to Measure Progress?</text:p>
          </draw:text-box>
        </draw:frame>
        <draw:frame presentation:style-name="pr6" draw:text-style-name="P10" draw:layer="layout" svg:width="22.56cm" svg:height="12.352cm" svg:x="1.27cm" svg:y="3.889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7"><text:s text:c="29"/></text:span><text:span text:style-name="T8"><text:s/></text:span><text:span text:style-name="T8">is the</text:span></text:p>
              </text:list-item>
              <text:list-item>
                <text:p text:style-name="P9"><text:span text:style-name="T6"><text:s/></text:span><text:span text:style-name="T6">primary measure of progress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>They are not big fans of graphs &amp; reports. :-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text-style-name="P8" draw:layer="layout" svg:width="21.956cm" svg:height="2.355cm" svg:x="1.698cm" svg:y="0.722cm" presentation:class="title" presentation:user-transformed="true">
          <draw:text-box>
            <text:p>How to be more Agile?</text:p>
          </draw:text-box>
        </draw:frame>
        <draw:frame presentation:style-name="pr6" draw:text-style-name="P10" draw:layer="layout" svg:width="21.956cm" svg:height="12.352cm" svg:x="1.666cm" svg:y="3.904cm" presentation:class="outline" presentation:user-transformed="true">
          <draw:text-box>
            <text:list text:style-name="L2">
              <text:list-item>
                <text:p text:style-name="P9"><text:span text:style-name="T6">Continuous attention to </text:span><text:span text:style-name="T7"><text:s text:c="29"/></text:span></text:p>
              </text:list-item>
              <text:list-item>
                <text:p text:style-name="P9"><text:span text:style-name="T8"><text:s/></text:span><text:span text:style-name="T8">and </text:span><text:span text:style-name="T7"><text:s text:c="35"/></text:span><text:span text:style-name="T8"><text:s/></text:span></text:p>
              </text:list-item>
              <text:list-item>
                <text:p text:style-name="P9"><text:span text:style-name="T6"><text:s/></text:span><text:span text:style-name="T6">enhances agility.</text:span></text:p>
              </text:list-item>
              <text:list-item>
                <text:p text:style-name="P9"><text:span text:style-name="T11">(avoid technical debt)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>...and practice yoga every morning. :-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8" draw:text-style-name="P8" draw:layer="layout" svg:width="21.956cm" svg:height="2.355cm" svg:x="1.698cm" svg:y="0.722cm" presentation:class="title">
          <draw:text-box>
            <text:p>Good Explanation of Agile Principles</text:p>
          </draw:text-box>
        </draw:frame>
        <draw:frame presentation:style-name="pr6" draw:text-style-name="P8" draw:layer="layout" svg:width="21.956cm" svg:height="12.352cm" svg:x="1.874cm" svg:y="3.889cm" presentation:class="outline">
          <draw:text-box>
            <text:list text:style-name="L2">
              <text:list-item>
                <text:p><text:span text:style-name="T12">https://www.smartsheet.com/comprehensive-guide-values-principles-agile-manifesto</text:span><text:span text:style-name="T13">#the-twelve-agile-manifesto-principles</text:span></text:p>
              </text:list-item>
              <text:list-item>
                <text:p/>
              </text:list-item>
              <text:list-item>
                <text:p>Link to this &amp; others is in</text:p>
              </text:list-item>
              <text:list-item>
                <text:p><text:span text:style-name="T12">https://cpske.github.io/ISP/agile/agil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8" draw:text-style-name="P8" draw:layer="layout" svg:width="21.956cm" svg:height="2.355cm" svg:x="1.698cm" svg:y="0.722cm" presentation:class="title">
          <draw:text-box>
            <text:p>Thai Income Tax</text:p>
          </draw:text-box>
        </draw:frame>
        <draw:frame presentation:style-name="pr6" draw:text-style-name="P8" draw:layer="layout" svg:width="22.306cm" svg:height="12.352cm" svg:x="1.824cm" svg:y="3.904cm" presentation:class="outline" presentation:user-transformed="true">
          <draw:text-box>
            <text:list text:style-name="L2">
              <text:list-item>
                <text:p>Terminology</text:p>
              </text:list-item>
              <text:list-item>
                <text:p/>
              </text:list-item>
              <text:list-item>
                <text:p>Income - รายได้, includes</text:p>
              </text:list-item>
              <text:list-item>
                <text:p>wages (ค่าจ้าง), salary (เงินเดือน), interest (ดอกเบี้ย), dividends (เงินปันผล), and more</text:p>
              </text:list-item>
              <text:list-item>
                <text:p/>
              </text:list-item>
              <text:list-item>
                <text:p>Tax withheld (ภาษีหัก ณ ที่จ่าย) - tax withheld by the source</text:p>
              </text:list-item>
              <text:list-item>
                <text:p><text:span text:style-name="T14">Salary (</text:span>เงินเดือน) - amount varies</text:p>
              </text:list-item>
              <text:list-item>
                <text:p text:style-name="P12"><text:span text:style-name="T14">I</text:span>nterest (ดอกเบี้ย) - may withhold 15% from some accounts</text:p>
              </text:list-item>
              <text:list-item>
                <text:p text:style-name="P12"><text:span text:style-name="T14">Dividend (</text:span>เงินปันผล) - TSD withholds 10%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8" draw:text-style-name="P8" draw:layer="layout" svg:width="21.956cm" svg:height="2.355cm" svg:x="1.698cm" svg:y="0.722cm" presentation:class="title">
          <draw:text-box>
            <text:p>Basic Income Tax Computation</text:p>
          </draw:text-box>
        </draw:frame>
        <draw:frame presentation:style-name="pr6" draw:text-style-name="P8" draw:layer="layout" svg:width="21.956cm" svg:height="12.352cm" svg:x="1.874cm" svg:y="3.889cm" presentation:class="outline">
          <draw:text-box>
            <text:list text:style-name="L2">
              <text:list-item>
                <text:p>Net taxable income (รายได้สุทธิ) =</text:p>
              </text:list-item>
              <text:list-item>
                <text:p/>
              </text:list-item>
              <text:list-item>
                <text:p><text:s/>Total income (may exclude interest &amp; dividends)</text:p>
              </text:list-item>
              <text:list-item>
                <text:p>- personal exemption <text:s text:c="2"/>60,000 Bt</text:p>
              </text:list-item>
              <text:list-item>
                <text:p>- expense allowance <text:s text:c="3"/>50% of wages/salary, max 100K</text:p>
              </text:list-item>
              <text:list-item>
                <text:p>- life insurance (เบี้ยประกันชีวิต)</text:p>
              </text:list-item>
              <text:list-item>
                <text:p>- social security (เบี้ยประกันสังคม)</text:p>
              </text:list-item>
              <text:list-item>
                <text:p>- Retirement Mutual Fund purchase (กองทุนรวมเลี้ยงชีพ)</text:p>
              </text:list-item>
              <text:list-item>
                <text:p>- Super Saver Fund (SSF) purchase</text:p>
              </text:list-item>
              <text:list-item>
                <text:p>- <text:span text:style-name="T2">many more</text:span> 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8" draw:text-style-name="P8" draw:layer="layout" svg:width="21.956cm" svg:height="2.355cm" svg:x="1.698cm" svg:y="0.722cm" presentation:class="title">
          <draw:text-box>
            <text:p>Tax Rates</text:p>
          </draw:text-box>
        </draw:frame>
        <draw:frame presentation:style-name="pr6" draw:text-style-name="P8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Interest: <text:s text:c="2"/>15% tax. <text:s/>For bank interest, if <text:span text:style-name="T15">total</text:span> is less than 20,000 Baht, then no tax.</text:p>
              </text:list-item>
              <text:list-item>
                <text:p text:style-name="P13">Dividends: 10% tax. <text:s/>Flat rate.</text:p>
              </text:list-item>
              <text:list-item>
                <text:p text:style-name="P13"><text:span text:style-name="T14">Ordinary Income (</text:span>ค่าจ้าง, เงินเดือน)</text:p>
              </text:list-item>
              <text:list-item>
                <text:p text:style-name="P14"><text:span text:style-name="T16">รายได้สุทธิ</text:span><text:span text:style-name="T14"><text:tab/></text:span><text:span text:style-name="T16"><text:tab/></text:span><text:span text:style-name="T17">ภาษี</text:span></text:p>
              </text:list-item>
              <text:list-item>
                <text:p text:style-name="P14">0 - 150,000<text:tab/>0</text:p>
              </text:list-item>
              <text:list-item>
                <text:p text:style-name="P14">150,000 - 300,000<text:tab/>5%</text:p>
              </text:list-item>
              <text:list-item>
                <text:p text:style-name="P14">300,000 - 500,000<text:tab/>10%</text:p>
              </text:list-item>
              <text:list-item>
                <text:p text:style-name="P14">500,000 - 750,000<text:tab/>15%</text:p>
              </text:list-item>
              <text:list-item>
                <text:p text:style-name="P14">750,000 - 1M<text:tab/>20%</text:p>
              </text:list-item>
              <text:list-item>
                <text:p text:style-name="P14">1M - 2M<text:tab/>25%</text:p>
              </text:list-item>
              <text:list-item>
                <text:p text:style-name="P14">2M - 4M<text:tab/>30%</text:p>
              </text:list-item>
              <text:list-item>
                <text:p text:style-name="P14">&gt; 4M<text:tab/>35%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9" draw:text-style-name="P16" draw:layer="layout" svg:width="22.432cm" svg:height="2.355cm" svg:x="1.698cm" svg:y="0.722cm" presentation:class="title" presentation:user-transformed="true">
          <draw:text-box>
            <text:list text:style-name="L2">
              <text:list-item>
                <text:p text:style-name="P15"><text:span text:style-name="T18"><text:s/></text:span><text:span text:style-name="T18">ภาษีของรายได้สุทธิ</text:span><text:span text:style-name="T18">, </text:span><text:span text:style-name="T18">ดอกเบี้ย</text:span><text:span text:style-name="T18">, </text:span><text:span text:style-name="T18">และ <text:s/>เงินปันผล</text:span></text:p>
              </text:list-item>
            </text:list>
          </draw:text-box>
        </draw:frame>
        <draw:frame presentation:style-name="pr6" draw:text-style-name="P8" draw:layer="layout" svg:width="21.956cm" svg:height="12.352cm" svg:x="1.874cm" svg:y="3.889cm" presentation:class="outline" presentation:user-transformed="true">
          <draw:text-box>
            <text:list text:style-name="L2">
              <text:list-item>
                <text:p>Your Choice:</text:p>
              </text:list-item>
              <text:list-item>
                <text:p>1. Pay tax on interest (15%) and dividends (10%), and <text:span text:style-name="T17">exclude</text:span><text:span text:style-name="T19"> them from net income tax computation.</text:span></text:p>
              </text:list-item>
              <text:list-item>
                <text:p><text:span text:style-name="T19">2. </text:span><text:span text:style-name="T17">Include</text:span><text:span text:style-name="T19"> interest and/or dividends in regular income and use regular tax formula.</text:span></text:p>
              </text:list-item>
              <text:list-item>
                <text:p><text:span text:style-name="T19"/></text:p>
              </text:list-item>
              <text:list-item>
                <text:p><text:span text:style-name="T19">Why?</text:span></text:p>
              </text:list-item>
              <text:list-item>
                <text:p><text:span text:style-name="T19">If your </text:span><text:span text:style-name="T17">net</text:span><text:span text:style-name="T19"> income is low (&lt; 500,000 Bt) you pay </text:span><text:span text:style-name="T17">less tax</text:span><text:span text:style-name="T19"> by counting interest &amp; dividend as regular income. 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8" draw:text-style-name="P8" draw:layer="layout" svg:width="21.956cm" svg:height="2.355cm" svg:x="1.698cm" svg:y="0.722cm" presentation:class="title">
          <draw:text-box>
            <text:p>Simplified Tax Rules for Quiz</text:p>
          </draw:text-box>
        </draw:frame>
        <draw:frame presentation:style-name="pr6" draw:text-style-name="P8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>1. Only deduction is personal exemption (60,000). </text:p>
              </text:list-item>
              <text:list-item>
                <text:p/>
              </text:list-item>
              <text:list-item>
                <text:p>2. Only wages, interest, and dividends.</text:p>
              </text:list-item>
              <text:list-item>
                <text:p/>
              </text:list-item>
              <text:list-item>
                <text:p>Need to check: <text:s/>For bank interest, if you receive <text:line-break/>interest &gt; 20,000 Baht, is the <text:span text:style-name="T17">entire amount</text:span><text:span text:style-name="T19"> taxed or only the amount above 20,000 Baht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8" draw:text-style-name="P8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6" draw:text-style-name="P8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Fatalai Jon earned:</text:p>
              </text:list-item>
              <text:list-item>
                <text:p><text:span text:style-name="T12"><text:s text:c="33"/></text:span><text:span text:style-name="T12">จำนวนเงิน <text:s text:c="2"/>ภาษีหัก ณ ที่จ่าย <text:s text:c="14"/></text:span></text:p>
              </text:list-item>
              <text:list-item>
                <text:p><text:span text:style-name="T12">Wages from KU <text:s/></text:span><text:span text:style-name="T13">300,000</text:span><text:span text:style-name="T12"> <text:s text:c="3"/>5,800</text:span></text:p>
              </text:list-item>
              <text:list-item>
                <text:p><text:span text:style-name="T12">Gambling <text:s text:c="7"/></text:span><text:span text:style-name="T13">20,000</text:span><text:span text:style-name="T12"> <text:s text:c="7"/>0</text:span></text:p>
              </text:list-item>
              <text:list-item>
                <text:p><text:span text:style-name="T12">Bank interest <text:s text:c="2"/>12,500 <text:s text:c="7"/>0</text:span></text:p>
              </text:list-item>
              <text:list-item>
                <text:p><text:span text:style-name="T12">Dividends <text:s text:c="6"/>30,000 <text:s text:c="3"/>3,000</text:span></text:p>
              </text:list-item>
              <text:list-item>
                <text:p><text:span text:style-name="T12"/></text:p>
              </text:list-item>
              <text:list-item>
                <text:p><text:span text:style-name="T12">Net Income <text:s text:c="4"/></text:span><text:span text:style-name="T13">320,000</text:span><text:span text:style-name="T12"> - 60,000 = 260,000</text:span></text:p>
              </text:list-item>
              <text:list-item>
                <text:p><text:span text:style-name="T12">Tax on Income 5%*(260000-150000) = <text:s/>5,500</text:span></text:p>
              </text:list-item>
              <text:list-item>
                <text:p><text:span text:style-name="T12">Tax on Dividends <text:s/>10%x30,000 <text:s text:c="7"/>3,000</text:span></text:p>
              </text:list-item>
              <text:list-item>
                <text:p><text:span text:style-name="T13">Total Tax <text:s text:c="26"/></text:span><text:span text:style-name="T20">8,500</text:span></text:p>
              </text:list-item>
              <text:list-item>
                <text:p><text:span text:style-name="T20">Refund <text:s text:c="31"/>300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0" draw:text-style-name="P8" draw:layer="layout" svg:width="22.86cm" svg:height="3.309cm" svg:x="1.27cm" svg:y="-0.232cm" presentation:class="title" presentation:user-transformed="true">
          <draw:text-box>
            <text:p>Include Dividends as Ordinary Income</text:p>
          </draw:text-box>
        </draw:frame>
        <draw:frame presentation:style-name="pr6" draw:text-style-name="P8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Fatalai Jon earned:</text:p>
              </text:list-item>
              <text:list-item>
                <text:p><text:span text:style-name="T12"><text:s text:c="33"/></text:span><text:span text:style-name="T12">จำนวนเงิน <text:s text:c="2"/>ภาษีหัก ณ ที่จ่าย <text:s text:c="14"/></text:span></text:p>
              </text:list-item>
              <text:list-item>
                <text:p><text:span text:style-name="T12">Wages from KU <text:s/>3</text:span><text:span text:style-name="T13">00,000</text:span><text:span text:style-name="T12"> <text:s text:c="3"/>5,800</text:span></text:p>
              </text:list-item>
              <text:list-item>
                <text:p><text:span text:style-name="T12">Gambling <text:s text:c="7"/></text:span><text:span text:style-name="T13">20,000</text:span><text:span text:style-name="T12"> <text:s text:c="7"/>0</text:span></text:p>
              </text:list-item>
              <text:list-item>
                <text:p><text:span text:style-name="T12">Bank interest <text:s text:c="2"/>12,500 <text:s text:c="7"/>0</text:span></text:p>
              </text:list-item>
              <text:list-item>
                <text:p><text:span text:style-name="T12">Dividends <text:s text:c="2"/>--&gt; </text:span><text:span text:style-name="T13">30,000</text:span><text:span text:style-name="T12"> <text:s text:c="3"/>3,000</text:span></text:p>
              </text:list-item>
              <text:list-item>
                <text:p><text:span text:style-name="T12">Total income <text:s text:c="2"/></text:span><text:span text:style-name="T20">350,000</text:span></text:p>
              </text:list-item>
              <text:list-item>
                <text:p><text:span text:style-name="T12">Net Income <text:s text:c="4"/>350,000 - 60,000 = 290,000</text:span></text:p>
              </text:list-item>
              <text:list-item>
                <text:p><text:span text:style-name="T12">Tax on Income 5%*(290000-150000) = <text:s/>7,000</text:span></text:p>
              </text:list-item>
              <text:list-item>
                <text:p><text:span text:style-name="T12">Tax on Dividends <text:s text:c="23"/>0</text:span></text:p>
              </text:list-item>
              <text:list-item>
                <text:p><text:span text:style-name="T13">Total Tax <text:s text:c="26"/></text:span><text:span text:style-name="T20">7,000</text:span></text:p>
              </text:list-item>
              <text:list-item>
                <text:p><text:span text:style-name="T20">Refund <text:s text:c="29"/>1,800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1.956cm" svg:height="2.355cm" svg:x="1.698cm" svg:y="0.722cm" presentation:class="title">
          <draw:text-box>
            <text:p>Another Example</text:p>
          </draw:text-box>
        </draw:frame>
        <draw:frame presentation:style-name="pr6" draw:text-style-name="P8" draw:layer="layout" svg:width="22.86cm" svg:height="15.24cm" svg:x="1.524cm" svg:y="3.556cm" presentation:class="outline" presentation:user-transformed="true">
          <draw:text-box>
            <text:list text:style-name="L2">
              <text:list-item>
                <text:p>Taksin Shinawat earned:</text:p>
              </text:list-item>
              <text:list-item>
                <text:p><text:span text:style-name="T12"><text:s text:c="33"/></text:span><text:span text:style-name="T12">จำนวนเงิน <text:s text:c="10"/>ภาษีหัก ณ ที่จ่าย</text:span></text:p>
              </text:list-item>
              <text:list-item>
                <text:p><text:span text:style-name="T12">Salary <text:s text:c="9"/></text:span><text:span text:style-name="T13">8,000,000</text:span><text:span text:style-name="T12"> <text:s text:c="5"/>0</text:span></text:p>
              </text:list-item>
              <text:list-item>
                <text:p><text:span text:style-name="T12">Bank interest <text:s text:c="2"/>2,000,000 <text:s text:c="5"/>0</text:span></text:p>
              </text:list-item>
              <text:list-item>
                <text:p><text:span text:style-name="T12">Dividends <text:s text:c="5"/>60,000,000 <text:s text:c="5"/>0</text:span></text:p>
              </text:list-item>
              <text:list-item>
                <text:p><text:span text:style-name="T12"/></text:p>
              </text:list-item>
              <text:list-item>
                <text:p><text:span text:style-name="T12">Deductions:</text:span></text:p>
              </text:list-item>
              <text:list-item>
                <text:p><text:span text:style-name="T12">Personal Exemption <text:s text:c="3"/>60,000</text:span></text:p>
              </text:list-item>
              <text:list-item>
                <text:p><text:span text:style-name="T12">Purchase of RMF <text:s text:c="5"/>500,000 (max amount)</text:span></text:p>
              </text:list-item>
              <text:list-item>
                <text:p><text:span text:style-name="T12">Total deductions <text:s text:c="4"/>560,000</text:span></text:p>
              </text:list-item>
              <text:list-item>
                <text:p><text:span text:style-name="T12"/></text:p>
              </text:list-item>
              <text:list-item>
                <text:p><text:span text:style-name="T12">Net Income <text:s/>8,000,000 - 560,000 = 7,440,000</text:span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1.956cm" svg:height="2.355cm" svg:x="1.698cm" svg:y="0.722cm" presentation:class="title">
          <draw:text-box>
            <text:p>Taksin's Tax Computation</text:p>
          </draw:text-box>
        </draw:frame>
        <draw:frame presentation:style-name="pr6" draw:text-style-name="P8" draw:layer="layout" svg:width="22.306cm" svg:height="13.97cm" svg:x="1.524cm" svg:y="3.556cm" presentation:class="outline" presentation:user-transformed="true">
          <draw:text-box>
            <text:list text:style-name="L2">
              <text:list-item>
                <text:p><text:span text:style-name="T12">Net Income <text:s/>8,000,000 -560,000 = 7,440,000</text:span></text:p>
              </text:list-item>
              <text:list-item>
                <text:p><text:span text:style-name="T12"/></text:p>
              </text:list-item>
              <text:list-item>
                <text:p><text:span text:style-name="T12">Tax On Ordinary Income (</text:span><text:span text:style-name="T12">รายได้สุทธิ</text:span><text:span text:style-name="T12">) </text:span></text:p>
              </text:list-item>
            </text:list>
            <text:p><text:span text:style-name="T12"><text:s text:c="5"/></text:span><text:span text:style-name="T12">= <text:s text:c="2"/>5%*150,000 + 10%*200,000 </text:span></text:p>
            <text:list text:continue-numbering="true" text:style-name="L2">
              <text:list-item>
                <text:p><text:span text:style-name="T12"><text:s text:c="6"/></text:span><text:span text:style-name="T12">+ 15%*250,000 + 20%*250,000</text:span></text:p>
              </text:list-item>
              <text:list-item>
                <text:p><text:span text:style-name="T12"><text:s text:c="6"/></text:span><text:span text:style-name="T12">+ 25%*1,000,000 + 30%*2,000,000</text:span></text:p>
              </text:list-item>
              <text:list-item>
                <text:p><text:span text:style-name="T12"><text:s text:c="6"/></text:span><text:span text:style-name="T12">+ 35%*(7,440,000 - 4,000,000)</text:span></text:p>
              </text:list-item>
              <text:list-item>
                <text:p><text:span text:style-name="T12"><text:s text:c="4"/></text:span></text:p>
              </text:list-item>
              <text:list-item>
                <text:p text:style-name="P9"><text:span text:style-name="T21">we need a better formula for tax</text:span><text:span text:style-name="T12"> </text:span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1.956cm" svg:height="2.355cm" svg:x="1.698cm" svg:y="0.722cm" presentation:class="title">
          <draw:text-box>
            <text:p>Tax On Ordinary Income</text:p>
          </draw:text-box>
        </draw:frame>
        <draw:frame presentation:style-name="pr6" draw:text-style-name="P8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<text:span text:style-name="T14">Ordinary Income (</text:span>ค่าจ้าง, เงินเดือน)</text:p>
              </text:list-item>
              <text:list-item>
                <text:p text:style-name="P17"><text:span text:style-name="T16">รายได้สุทธิ</text:span><text:span text:style-name="T14"><text:tab/></text:span><text:span text:style-name="T16"><text:tab/></text:span><text:span text:style-name="T17">ภาษี <text:s text:c="18"/>ของจำนวนเงินที่เกิน</text:span></text:p>
              </text:list-item>
              <text:list-item>
                <text:p text:style-name="P18">0 - 150,000<text:tab/> <text:s text:c="3"/>0</text:p>
              </text:list-item>
              <text:list-item>
                <text:p text:style-name="P18">150,000 - 300,000<text:tab/> <text:s text:c="3"/>0 <text:tab/>+ 5%<text:tab/> <text:s text:c="2"/>150,000</text:p>
              </text:list-item>
              <text:list-item>
                <text:p text:style-name="P18">300,000 - 500,000<text:tab/> <text:s text:c="3"/>7,500<text:tab/>+ 10%<text:tab/> <text:s text:c="2"/>300,000</text:p>
              </text:list-item>
              <text:list-item>
                <text:p text:style-name="P18">500,000 - 750,000<text:tab/> <text:s/>27,500<text:tab/>+ 15%<text:tab/> <text:s text:c="2"/>500,000</text:p>
              </text:list-item>
              <text:list-item>
                <text:p text:style-name="P18">750,000 - 1M<text:tab/> <text:s/>65,000<text:tab/>+ 20%<text:tab/> <text:s text:c="2"/>750,000</text:p>
              </text:list-item>
              <text:list-item>
                <text:p text:style-name="P18">1M - 2M<text:tab/>115,000<text:tab/>+ 25%<text:tab/>1,000,000</text:p>
              </text:list-item>
              <text:list-item>
                <text:p text:style-name="P18">2M - 4M<text:tab/>365,000<text:tab/>+ 30%<text:tab/>2,000,000</text:p>
              </text:list-item>
              <text:list-item>
                <text:p text:style-name="P18">&gt; 4M<text:tab/>965,000<text:tab/>+ 35%<text:tab/>4,000,000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text-style-name="P8" draw:layer="layout" svg:width="22.606cm" svg:height="3.309cm" svg:x="1.524cm" svg:y="-0.232cm" presentation:class="title" presentation:user-transformed="true">
          <draw:text-box>
            <text:p>Exercise: <text:line-break/><text:span text:style-name="T2">What is Taksin's Income Tax?</text:span></text:p>
          </draw:text-box>
        </draw:frame>
        <draw:frame presentation:style-name="pr6" draw:text-style-name="P8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Taksin Shinawat earned:</text:p>
              </text:list-item>
              <text:list-item>
                <text:p><text:span text:style-name="T12"><text:s text:c="33"/></text:span><text:span text:style-name="T12">จำนวนเงิน <text:s text:c="10"/>ภาษีหัก ณ ที่จ่าย</text:span></text:p>
              </text:list-item>
              <text:list-item>
                <text:p><text:span text:style-name="T12">Salary <text:s text:c="9"/></text:span><text:span text:style-name="T13">8,000,000</text:span><text:span text:style-name="T12"> <text:s text:c="5"/>0</text:span></text:p>
              </text:list-item>
              <text:list-item>
                <text:p><text:span text:style-name="T12">Bank interest <text:s text:c="2"/>2,000,000 <text:s text:c="5"/>0</text:span></text:p>
              </text:list-item>
              <text:list-item>
                <text:p><text:span text:style-name="T12">Dividends <text:s text:c="5"/>60,000,000 <text:s text:c="5"/>0</text:span></text:p>
              </text:list-item>
              <text:list-item>
                <text:p><text:span text:style-name="T12"/></text:p>
              </text:list-item>
              <text:list-item>
                <text:p><text:span text:style-name="T12">Deductions: <text:s text:c="7"/>60,000 personal exempt.</text:span></text:p>
              </text:list-item>
              <text:list-item>
                <text:p><text:span text:style-name="T12">RMF Purchase: <text:s text:c="4"/>500,000 (the max amount)</text:span></text:p>
              </text:list-item>
              <text:list-item>
                <text:p><text:span text:style-name="T12">Total deductions: 560,000</text:span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8" draw:text-style-name="P8" draw:layer="layout" svg:width="21.956cm" svg:height="2.355cm" svg:x="1.698cm" svg:y="0.722cm" presentation:class="title">
          <draw:text-box>
            <text:p>Python <text:s/>.format( )</text:p>
          </draw:text-box>
        </draw:frame>
        <draw:frame presentation:style-name="pr6" draw:text-style-name="P19" draw:layer="layout" svg:width="23.622cm" svg:height="14.399cm" svg:x="1.016cm" svg:y="3.889cm" presentation:class="outline" presentation:user-transformed="true">
          <draw:text-box>
            <text:list text:style-name="L2">
              <text:list-item>
                <text:p><text:span text:style-name="T22">&gt;&gt;&gt; desc = "Net Taxable Income"</text:span></text:p>
              </text:list-item>
              <text:list-item>
                <text:p><text:span text:style-name="T22">&gt;&gt;&gt; amount = 7452,234</text:span></text:p>
              </text:list-item>
              <text:list-item>
                <text:p><text:span text:style-name="T22">&gt;&gt;&gt; </text:span><text:span text:style-name="T23">print(f"{desc:32} {amount:,.2f}")</text:span></text:p>
              </text:list-item>
              <text:list-item>
                <text:p><text:span text:style-name="T22">Net Taxable Income <text:s text:c="14"/>1,234,567.00</text:span></text:p>
              </text:list-item>
              <text:list-item>
                <text:p><text:span text:style-name="T22"/></text:p>
              </text:list-item>
              <text:list-item>
                <text:p><text:span text:style-name="T22">Same as:</text:span></text:p>
              </text:list-item>
              <text:list-item>
                <text:p><text:span text:style-name="T22">&gt;&gt;&gt; </text:span><text:span text:style-name="T23">print("{:32s} {:,.2f}".format(desc, amount))</text:span></text:p>
              </text:list-item>
              <text:list-item>
                <text:p><text:span text:style-name="T23"/></text:p>
              </text:list-item>
              <text:list-item>
                <text:p><text:span text:style-name="T24">Advantage of .format is it's </text:span><text:span text:style-name="T25">reusable</text:span></text:p>
              </text:list-item>
              <text:list-item>
                <text:p text:style-name="P12"><text:span text:style-name="T22">&gt;&gt;&gt; </text:span><text:span text:style-name="T26">fmt</text:span><text:span text:style-name="T22"> =</text:span><text:span text:style-name="T27"> </text:span><text:span text:style-name="T28">"{:32s} {:,.2f}"</text:span></text:p>
              </text:list-item>
              <text:list-item>
                <text:p text:style-name="P12"><text:span text:style-name="T29">&gt;&gt;&gt; print(</text:span><text:span text:style-name="T26">fmt</text:span><text:span text:style-name="T29">.format("Net Income", income))</text:span></text:p>
              </text:list-item>
              <text:list-item>
                <text:p text:style-name="P12"><text:span text:style-name="T29">&gt;&gt;&gt; print(</text:span><text:span text:style-name="T26">fmt</text:span><text:span text:style-name="T29">.format("Tax", income_tax))</text:span></text:p>
              </text:list-item>
              <text:list-item>
                <text:p text:style-name="P12"><text:span text:style-name="T29">&gt;&gt;&gt; print(</text:span><text:span text:style-name="T26">fmt</text:span><text:span text:style-name="T29">.format("Refund", tax_refund)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8" draw:text-style-name="P8" draw:layer="layout" svg:width="21.956cm" svg:height="2.355cm" svg:x="1.698cm" svg:y="0.722cm" presentation:class="title">
          <draw:text-box>
            <text:p>What is .format ?</text:p>
          </draw:text-box>
        </draw:frame>
        <draw:frame presentation:style-name="pr6" draw:text-style-name="P8" draw:layer="layout" svg:width="21.956cm" svg:height="12.352cm" svg:x="1.874cm" svg:y="3.889cm" presentation:class="outline">
          <draw:text-box>
            <text:list text:style-name="L2">
              <text:list-item>
                <text:p>1) Python built-in command</text:p>
              </text:list-item>
              <text:list-item>
                <text:p>2) A function</text:p>
              </text:list-item>
              <text:list-item>
                <text:p>3) A method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3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ngsana New1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Angsana New2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Angsana New3" style:font-family-asian="'Angsana New'" style:font-family-generic-asian="roman" style:font-pitch-asian="variable" style:font-size-asian="28pt" style:font-style-asian="normal" style:font-weight-asian="normal" style:font-name-complex="Angsana New3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Angsana New3" style:font-family-asian="'Angsana New'" style:font-family-generic-asian="roman" style:font-pitch-asian="variable" style:font-size-asian="28pt" style:font-style-asian="normal" style:font-weight-asian="normal" style:font-name-complex="Angsana New3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view Agile Fundamental, Quiz Background Info</dc:title>
    <meta:creation-date>2022-11-08T17:06:33.244375622</meta:creation-date>
    <meta:editing-cycles>7</meta:editing-cycles>
    <meta:editing-duration>PT2H9M52S</meta:editing-duration>
    <meta:generator>LibreOffice/6.4.7.2$Linux_X86_64 LibreOffice_project/40$Build-2</meta:generator>
    <dc:date>2022-11-09T09:49:58.939703682</dc:date>
    <meta:document-statistic meta:object-count="180"/>
  </office:meta>
</office:document-meta>
</file>